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8cm" table:align="margins"/>
    </style:style>
    <style:style style:name="Table1.A" style:family="table-column">
      <style:table-column-properties style:column-width="15.998cm" style:rel-column-width="9070*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ext_20_body">
      <style:paragraph-properties fo:margin-left="1.27cm" fo:margin-right="0cm" fo:margin-top="0cm" fo:margin-bottom="0cm" style:contextual-spacing="false" fo:line-height="138%" fo:text-align="center" style:justify-single-word="false" fo:text-indent="0cm" style:auto-text-indent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eb601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c2d97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ff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5e16ae" style:font-style-asian="italic" style:font-style-complex="italic"/>
    </style:style>
    <style:style style:name="T12" style:family="text">
      <style:text-properties officeooo:rsid="005e16a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4">5</text:span><text:span text:style-name="T1">.</text:span><text:span text:style-name="T5">5</text:span><text:span text:style-name="T2">.</text:span><text:span text:style-name="T5">1</text:span><text:span text:style-name="T3">.</text:span><text:span text:style-name="T1"> </text:span><text:span text:style-name="T5">Texto en colores</text:span></text:p>
      <text:p text:style-name="P2"/>
      <text:p text:style-name="P2"><text:bookmark text:name="docs-internal-guid-eb64062e-85c6-d5ea-a832-f415d2c46d45"/>Tenés que construir un programa que, otra vez, escriba tu nombre y apellido. Pero esta vez el nombre tiene que estar en color rojo, y el apellido tiene que estar en azul. Para eso, precisás extender la representación de la actividad <text:span text:style-name="T10">“</text:span><text:span text:style-name="T11">Representando caracteres”</text:span>, para que ahora codifique también el color, lo cual podés hacer agregando un color representado con la codificación RGB de 125 colores en cada letra. </text:p>
      <text:p text:style-name="Text_20_body"/>
      <text:p text:style-name="P3"><text:span text:style-name="T9"><draw:frame draw:style-name="fr1" draw:name="Image1" text:anchor-type="as-char" svg:width="10.178cm" svg:height="1.023cm" draw:z-index="0"><draw:image xlink:href="https://lh4.googleusercontent.com/o2I40gGL_A1EgkbGNV6CATZdwztZ6583ui7PN4QJRabGVNpI9oaZvUochr_ZPH0M2KPiFbOklKsmM94Hwcc8rv6bg-YRFu5qNgzxH2Ny2ZccHJvNkITYvG34d-A1ELpKHfE5VIrn" xlink:type="simple" xlink:show="embed" xlink:actuate="onLoad"/><svg:title>TextoEnColores-conVestimenta.png</svg:title></draw:frame></text:span><text:span text:style-name="T9"><draw:frame draw:style-name="fr1" draw:name="Image2" text:anchor-type="as-char" svg:width="10.275cm" svg:height="1.104cm" draw:z-index="1"><draw:image xlink:href="https://lh4.googleusercontent.com/sSV_PJCRk8uisWvae7c9pXwFbVHFzbSR68L5Jw-hvEyvXy90CKA92gZ2pZiqZNVhb1FX_s3Tj6hCtV3myPFrQo9tf_0TiIBDMPJNTJD7uODz6u6_ej8wyh_FiOmt7U96YEWjnn62" xlink:type="simple" xlink:show="embed" xlink:actuate="onLoad"/><svg:title>TextoEnColores-sinVestimenta.png</svg:title></draw:frame></text:span><text:span text:style-name="T9"> 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7">Pastilla:</text:span><text:span text:style-name="T8"> </text:span><text:span text:style-name="T6">Ampliando</text:span></text:p>
            <text:p text:style-name="P5"><text:span text:style-name="T6">A cada una de las características extra de un carácter se la llama </text:span><text:span text:style-name="T7">atributo</text:span><text:span text:style-name="T6">. Además del atributo del color de la letra, en los editores se puede modificar el color del fondo, si la letra está en negrita, en itálica o subrayada, la fuente del tipo de letras, y muchos otros atributos. Y no solamente los caracteres tienen atributos: también los párrafos, el texto entero y otros elementos. Cada una de estas cosas se codifica de manera diferente en cada editor de textos.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15T10:44:47.358000000</dc:date>
    <meta:editing-duration>PT4H26M50S</meta:editing-duration>
    <meta:editing-cycles>65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5" meta:word-count="158" meta:character-count="932" meta:non-whitespace-character-count="776"/>
  </office:meta>
</office:document-meta>
</file>